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15.999cm" svg:height="8.999cm" svg:x="5.358cm" svg:y="1.003cm">
            <draw:object draw:notify-on-update-of-ranges="Arkusz1.A12:Arkusz1.A19 Arkusz1.B12:Arkusz1.B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7">
            <text:p>20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2">
          <table:table-cell office:value-type="string">
            <text:p>ilosc_liczb</text:p>
          </table:table-cell>
          <table:table-cell office:value-type="string">
            <text:p>cza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2216">
            <text:p>2216</text:p>
          </table:table-cell>
        </table:table-row>
      </table:table>
      <table:table table:name="Arkusz2" table:style-name="ta1">
        <table:table-column table:style-name="co1" table:default-cell-style-name="Default"/>
        <table:table-row table:style-name="ro3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Serweta</meta:initial-creator>
    <meta:creation-date>2015-04-16T10:42:08</meta:creation-date>
    <dc:date>2015-04-16T11:19:44</dc:date>
    <dc:creator>Rafał Serweta</dc:creator>
    <meta:editing-duration>PT1M16S</meta:editing-duration>
    <meta:editing-cycles>1</meta:editing-cycles>
    <meta:document-statistic meta:table-count="3" meta:cell-count="32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rkusz1.A12:Arkusz1.B19" svg:x="0.77cm" svg:y="0.855cm" svg:width="14.59cm" svg:height="7.545cm">
          <chartooo:coordinate-region svg:x="1.762cm" svg:y="1.054cm" svg:width="12.763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B12:Arkusz1.B19" chart:class="chart:scatter">
            <chart:domain table:cell-range-address="Arkusz1.A12:Arkusz1.A19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A12:Arkusz1.A19</svg:desc>
                </draw:g>
              </table:table-cell>
              <table:table-cell office:value-type="float" office:value="0">
                <text:p>0</text:p>
                <draw:g>
                  <svg:desc>Arkusz1.B12:Arkusz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0">
                <text:p>100000000</text:p>
              </table:table-cell>
              <table:table-cell office:value-type="float" office:value="2216">
                <text:p>2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